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>
        <style:tab-stops>
          <style:tab-stop style:position="10.199cm"/>
        </style:tab-stops>
      </style:paragraph-properties>
    </style:style>
    <style:style style:name="P2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 style:writing-mode="lr-tb">
        <style:tab-stops>
          <style:tab-stop style:position="8.202cm"/>
          <style:tab-stop style:position="17.59cm" style:type="right"/>
        </style:tab-stops>
      </style:paragraph-properties>
      <style:text-properties officeooo:paragraph-rsid="0010df06"/>
    </style:style>
    <style:style style:name="P4" style:family="paragraph" style:parent-style-name="Standard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bold" officeooo:rsid="001a353f" officeooo:paragraph-rsid="001a353f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bold" officeooo:rsid="001ac774" officeooo:paragraph-rsid="001ac774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bold" officeooo:rsid="001b12c6" officeooo:paragraph-rsid="001ce08a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bold" officeooo:rsid="001e1a66" officeooo:paragraph-rsid="001e1a66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a353f" officeooo:paragraph-rsid="001a353f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a353f" officeooo:paragraph-rsid="001a353f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ac774" officeooo:paragraph-rsid="001ac774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b12c6" officeooo:paragraph-rsid="001a353f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e1a66" officeooo:paragraph-rsid="001e1a66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1a353f" officeooo:paragraph-rsid="002128f9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200d1a" officeooo:paragraph-rsid="00200d1a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>
        <style:tab-stops>
          <style:tab-stop style:position="10.199cm"/>
          <style:tab-stop style:position="17.403cm" style:type="right"/>
        </style:tab-stops>
      </style:paragraph-properties>
      <style:text-properties fo:font-weight="normal" officeooo:rsid="002128f9" officeooo:paragraph-rsid="002128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53f" style:font-weight-asian="bold" style:font-weight-complex="bold"/>
    </style:style>
    <style:style style:name="T3" style:family="text">
      <style:text-properties officeooo:rsid="001ac774"/>
    </style:style>
    <style:style style:name="T4" style:family="text">
      <style:text-properties officeooo:rsid="001b1001"/>
    </style:style>
    <style:style style:name="T5" style:family="text">
      <style:text-properties officeooo:rsid="001b12c6"/>
    </style:style>
    <style:style style:name="T6" style:family="text">
      <style:text-properties officeooo:rsid="001e1a66"/>
    </style:style>
    <style:style style:name="T7" style:family="text">
      <style:text-properties officeooo:rsid="001ea78f"/>
    </style:style>
    <style:style style:name="T8" style:family="text">
      <style:text-properties fo:font-style="italic" officeooo:rsid="001ea78f" style:font-style-asian="italic" style:font-style-complex="italic"/>
    </style:style>
    <style:style style:name="T9" style:family="text">
      <style:text-properties officeooo:rsid="00200d1a"/>
    </style:style>
    <style:style style:name="T10" style:family="text">
      <style:text-properties officeooo:rsid="00212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Programozás 1.</text:span><text:span text:style-name="T1"> zárthelyi dolgozat</text:span><text:tab/>Név:<text:tab/><text:line-break/><text:span text:style-name="T5">2023.05.23.</text:span><text:tab/>Neptun kód:</text:p>
      <text:p text:style-name="P1"/>
      <text:p text:style-name="P4"><text:tab/></text:p>
      <text:p text:style-name="P2"/>
      <text:p text:style-name="P2"/>
      <text:p text:style-name="P10">Készítsen C nyelvű programot az OnlineGDB környezetben (<text:a xlink:type="simple" xlink:href="https://www.onlinegdb.com/" text:style-name="Internet_20_link" text:visited-style-name="Visited_20_Internet_20_Link">https://www.onlinegdb.com/</text:a>) az alábbi specifikáció szerint. A program <text:span text:style-name="T7">a Blackjack (“huszonegy”) játékot valósítja meg egy, vagy két játékossal. Egy játékos esetén a program elején egy </text:span><text:span text:style-name="T8">define</text:span><text:span text:style-name="T7"> tartalmazza az ellenfél játékos pontját (például 18-at). A program sorban bekéri a felhúzott lapokat. Csak a 2..11 tartományba eső lapok az elfogadhatóak, ellenkező esetben a program adjon hibát. Ilyenkor az adott lapot egyszerűen figyelmen kívül hagyhatja, vagy ki is léphet. A bevitel végét például 0, üres sor beírásával, vagy Ctrl-D billentyűkombinációval jelezhetjük.</text:span></text:p>
      <text:p text:style-name="P9"/>
      <text:p text:style-name="P5">Kettes (kötelező) szint <text:span text:style-name="T6">(A)</text:span>:</text:p>
      <text:p text:style-name="P14"><text:span text:style-name="T7">A program minden bevitt kártya után írja ki, hogy éppen hány lapunk van, </text:span><text:span text:style-name="T9">majd a végén írja ki a végeredményt. (Az a játékos nyer, akinek a pontjai közelebb vannak a 21-hez, de nem lépik azt túl.)</text:span></text:p>
      <text:p text:style-name="P14"><text:span text:style-name="T10">Ha bevitel közben lépjük túl a 21 pontot, akkor ne kérjen be több kártyát; ilyenkor mindenképpen vesztettünk.</text:span></text:p>
      <text:p text:style-name="P9"/>
      <text:p text:style-name="P7">+1 jegy <text:span text:style-name="T6">(B)</text:span>:</text:p>
      <text:p text:style-name="P15">A program a másik játékos (osztó) kártyáit is kérje be hasonló módon.</text:p>
      <text:p text:style-name="P9"/>
      <text:p text:style-name="P6">+1 jegy <text:span text:style-name="T6">(C)</text:span>:</text:p>
      <text:p text:style-name="P11">A program ne a billentyűzetről kérje be az adatokat, hanem fájlból olvassa be azokat.</text:p>
      <text:p text:style-name="P9"/>
      <text:p text:style-name="P5">+1 jegy <text:span text:style-name="T6">(D)</text:span>:</text:p>
      <text:p text:style-name="P16">Ha az első két lapunk összege 21, a program írja ki, hogy “Blackjack”.</text:p>
      <text:p text:style-name="P12"/>
      <text:p text:style-name="P8">+1 jegy (E):</text:p>
      <text:p text:style-name="P13">A program írja ki, hogy melyik lap volt a leggyakorib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font-name-asian="Tahoma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Tahoma" style:font-family-asian="Tahoma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Tahoma" style:font-family-asian="Tahoma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4:13:00.459385700</meta:creation-date>
    <dc:date>2023-05-30T11:07:42.921263704</dc:date>
    <meta:editing-cycles>16</meta:editing-cycles>
    <meta:editing-duration>PT4H18M56S</meta:editing-duration>
    <meta:generator>LibreOffice/7.4.7.2$Linux_X86_64 LibreOffice_project/40$Build-2</meta:generator>
    <meta:print-date>2022-04-28T09:44:29.244684034</meta:print-date>
    <meta:document-statistic meta:table-count="0" meta:image-count="0" meta:object-count="0" meta:page-count="1" meta:paragraph-count="14" meta:word-count="210" meta:character-count="1342" meta:non-whitespace-character-count="1143"/>
  </office:meta>
</office:document-meta>
</file>